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abca6" officeooo:paragraph-rsid="000abca6"/>
    </style:style>
    <style:style style:name="P2" style:family="paragraph" style:parent-style-name="Standard">
      <style:text-properties fo:font-weight="bold" officeooo:rsid="000abca6" officeooo:paragraph-rsid="000abca6" style:font-weight-asian="bold" style:font-weight-complex="bold"/>
    </style:style>
    <style:style style:name="P3" style:family="paragraph" style:parent-style-name="Standard">
      <style:text-properties fo:font-weight="bold" officeooo:rsid="000b5ec0" officeooo:paragraph-rsid="000b5ec0" style:font-weight-asian="bold" style:font-weight-complex="bold"/>
    </style:style>
    <style:style style:name="P4" style:family="paragraph" style:parent-style-name="Standard">
      <style:text-properties fo:font-weight="bold" officeooo:rsid="000b854f" officeooo:paragraph-rsid="000b854f" style:font-weight-asian="bold" style:font-weight-complex="bold"/>
    </style:style>
    <style:style style:name="P5" style:family="paragraph" style:parent-style-name="Standard">
      <style:text-properties fo:font-weight="bold" officeooo:rsid="000d66f3" officeooo:paragraph-rsid="000d66f3" style:font-weight-asian="bold" style:font-weight-complex="bold"/>
    </style:style>
    <style:style style:name="P6" style:family="paragraph" style:parent-style-name="Standard">
      <style:text-properties fo:font-weight="bold" officeooo:rsid="000d8575" officeooo:paragraph-rsid="000d8575" style:font-weight-asian="bold" style:font-weight-complex="bold"/>
    </style:style>
    <style:style style:name="P7" style:family="paragraph" style:parent-style-name="Standard">
      <style:text-properties fo:font-weight="bold" officeooo:rsid="000e7c52" officeooo:paragraph-rsid="000e7c52" style:font-weight-asian="bold" style:font-weight-complex="bold"/>
    </style:style>
    <style:style style:name="P8" style:family="paragraph" style:parent-style-name="Standard">
      <style:text-properties fo:font-weight="bold" officeooo:rsid="001035b2" officeooo:paragraph-rsid="001035b2" style:font-weight-asian="bold" style:font-weight-complex="bold"/>
    </style:style>
    <style:style style:name="P9" style:family="paragraph" style:parent-style-name="Standard">
      <style:text-properties officeooo:rsid="000b5ec0" officeooo:paragraph-rsid="000b5ec0"/>
    </style:style>
    <style:style style:name="P10" style:family="paragraph" style:parent-style-name="Standard">
      <style:text-properties officeooo:rsid="000b854f" officeooo:paragraph-rsid="000b854f"/>
    </style:style>
    <style:style style:name="P11" style:family="paragraph" style:parent-style-name="Standard">
      <style:text-properties officeooo:rsid="000d66f3" officeooo:paragraph-rsid="000d66f3"/>
    </style:style>
    <style:style style:name="P12" style:family="paragraph" style:parent-style-name="Standard">
      <style:text-properties officeooo:rsid="000d8575" officeooo:paragraph-rsid="000d8575"/>
    </style:style>
    <style:style style:name="P13" style:family="paragraph" style:parent-style-name="Standard">
      <style:text-properties officeooo:rsid="000e7c52" officeooo:paragraph-rsid="000e7c52"/>
    </style:style>
    <style:style style:name="P14" style:family="paragraph" style:parent-style-name="Standard">
      <style:text-properties officeooo:rsid="001035b2" officeooo:paragraph-rsid="001035b2"/>
    </style:style>
    <style:style style:name="P15" style:family="paragraph" style:parent-style-name="Standard">
      <style:text-properties officeooo:rsid="00117395" officeooo:paragraph-rsid="00117395"/>
    </style:style>
    <style:style style:name="P16" style:family="paragraph" style:parent-style-name="Standard">
      <style:text-properties fo:font-weight="bold" officeooo:paragraph-rsid="00117395" style:font-weight-asian="bold" style:font-weight-complex="bold"/>
    </style:style>
    <style:style style:name="P17" style:family="paragraph" style:parent-style-name="Standard">
      <style:text-properties fo:font-weight="bold" officeooo:rsid="0012d4fd" officeooo:paragraph-rsid="0012d4fd" style:font-weight-asian="bold" style:font-weight-complex="bold"/>
    </style:style>
    <style:style style:name="P18" style:family="paragraph" style:parent-style-name="Standard">
      <style:text-properties officeooo:rsid="0012d4fd" officeooo:paragraph-rsid="0012d4fd"/>
    </style:style>
    <style:style style:name="T1" style:family="text">
      <style:text-properties officeooo:rsid="000e5637"/>
    </style:style>
    <style:style style:name="T2" style:family="text">
      <style:text-properties officeooo:rsid="001173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hotos:</text:p>
      <text:p text:style-name="P1"/>
      <text:p text:style-name="P2"/>
      <text:p text:style-name="P2">Karaoke microfone:</text:p>
      <text:p text:style-name="P1">Photo by <text:a xlink:type="simple" xlink:href="https://unsplash.com/@annaelizaearl?utm_source=unsplash&amp;utm_medium=referral&amp;utm_content=creditCopyText" text:style-name="Internet_20_link" text:visited-style-name="Visited_20_Internet_20_Link">Anna Earl</text:a> on <text:a xlink:type="simple" xlink:href="../../../../s/photos/karaoke%3Futm_source=unsplash&amp;utm_medium=referral&amp;utm_content=creditCopyText" text:style-name="Internet_20_link" text:visited-style-name="Visited_20_Internet_20_Link">Unsplash</text:a></text:p>
      <text:p text:style-name="P1"/>
      <text:p text:style-name="P2">Karaoke 2 chicas: </text:p>
      <text:p text:style-name="P1">Photo by <text:a xlink:type="simple" xlink:href="https://unsplash.com/@annaelizaearl?utm_source=unsplash&amp;utm_medium=referral&amp;utm_content=creditCopyText" text:style-name="Internet_20_link" text:visited-style-name="Visited_20_Internet_20_Link">Anna Earl</text:a> on <text:a xlink:type="simple" xlink:href="../../../../s/photos/karaoke%3Futm_source=unsplash&amp;utm_medium=referral&amp;utm_content=creditCopyText" text:style-name="Internet_20_link" text:visited-style-name="Visited_20_Internet_20_Link">Unsplash</text:a></text:p>
      <text:p text:style-name="P1"/>
      <text:p text:style-name="P2">Karaoke 3 chicas: </text:p>
      <text:p text:style-name="P1">Photo by <text:a xlink:type="simple" xlink:href="https://unsplash.com/@annaelizaearl?utm_source=unsplash&amp;utm_medium=referral&amp;utm_content=creditCopyText" text:style-name="Internet_20_link" text:visited-style-name="Visited_20_Internet_20_Link">Anna Earl</text:a> on <text:a xlink:type="simple" xlink:href="../../../../s/photos/karaoke%3Futm_source=unsplash&amp;utm_medium=referral&amp;utm_content=creditCopyText" text:style-name="Internet_20_link" text:visited-style-name="Visited_20_Internet_20_Link">Unsplash</text:a></text:p>
      <text:p text:style-name="P1"/>
      <text:p text:style-name="P2">Diana:</text:p>
      <text:p text:style-name="P1">Imagen de &lt;a href="https://pixabay.com/es/users/272447-272447/?utm_source=link-attribution&amp;amp;utm_medium=referral&amp;amp;utm_campaign=image&amp;amp;utm_content=856367"&gt;272447&lt;/a&gt; en &lt;a href="<text:a xlink:type="simple" xlink:href="https://pixabay.com/es/?utm_source=link-attribution&amp;amp;utm_medium=referral&amp;amp;utm_campaign=image&amp;amp;utm_content=856367" text:style-name="Internet_20_link" text:visited-style-name="Visited_20_Internet_20_Link">https://pixabay.com/es/?utm_source=link-attribution&amp;amp;utm_medium=referral&amp;amp;utm_campaign=image&amp;amp;utm_content=856367</text:a>"&gt;Pixabay&lt;/a&gt;</text:p>
      <text:p text:style-name="P2"/>
      <text:p text:style-name="P3">Billards 1 girl: </text:p>
      <text:p text:style-name="P9">Photo by <text:a xlink:type="simple" xlink:href="https://unsplash.com/@mcelroyaw?utm_source=unsplash&amp;utm_medium=referral&amp;utm_content=creditCopyText" text:style-name="Internet_20_link" text:visited-style-name="Visited_20_Internet_20_Link">Andrew McElroy</text:a> on <text:a xlink:type="simple" xlink:href="../../../../s/photos/billards%3Futm_source=unsplash&amp;utm_medium=referral&amp;utm_content=creditCopyText" text:style-name="Internet_20_link" text:visited-style-name="Visited_20_Internet_20_Link">Unsplash</text:a></text:p>
      <text:p text:style-name="P3"/>
      <text:p text:style-name="P4">Cerveza Artesanal:</text:p>
      <text:p text:style-name="P10">Imagen de &lt;a href="https://pixabay.com/es/users/cerdadebbie-5753504/?utm_source=link-attribution&amp;amp;utm_medium=referral&amp;amp;utm_campaign=image&amp;amp;utm_content=2449887"&gt;cerdadebbie&lt;/a&gt; en &lt;a href="<text:a xlink:type="simple" xlink:href="https://pixabay.com/es/?utm_source=link-attribution&amp;amp;utm_medium=referral&amp;amp;utm_campaign=image&amp;amp;utm_content=2449887" text:style-name="Internet_20_link" text:visited-style-name="Visited_20_Internet_20_Link">https://pixabay.com/es/?utm_source=link-attribution&amp;amp;utm_medium=referral&amp;amp;utm_campaign=image&amp;amp;utm_content=2449887</text:a>"&gt;Pixabay&lt;/a&gt;</text:p>
      <text:p text:style-name="P4"/>
      <text:p text:style-name="P5">PET <text:span text:style-name="T1">FRIENDLY </text:span>BAR: </text:p>
      <text:p text:style-name="P11">Photo by <text:a xlink:type="simple" xlink:href="https://unsplash.com/@tamarabellis?utm_source=unsplash&amp;utm_medium=referral&amp;utm_content=creditCopyText" text:style-name="Internet_20_link" text:visited-style-name="Visited_20_Internet_20_Link">Tamara Bellis</text:a> on <text:a xlink:type="simple" xlink:href="../../../../s/photos/pet-bar%3Futm_source=unsplash&amp;utm_medium=referral&amp;utm_content=creditCopyText" text:style-name="Internet_20_link" text:visited-style-name="Visited_20_Internet_20_Link">Unsplash</text:a></text:p>
      <text:p text:style-name="P5"/>
      <text:p text:style-name="P6">Man Reading: </text:p>
      <text:p text:style-name="P12">Photo by <text:a xlink:type="simple" xlink:href="https://unsplash.com/@benwhitephotography?utm_source=unsplash&amp;utm_medium=referral&amp;utm_content=creditCopyText" text:style-name="Internet_20_link" text:visited-style-name="Visited_20_Internet_20_Link">Ben White</text:a> on <text:a xlink:type="simple" xlink:href="../../../../s/photos/read-coffee-shop%3Futm_source=unsplash&amp;utm_medium=referral&amp;utm_content=creditCopyText" text:style-name="Internet_20_link" text:visited-style-name="Visited_20_Internet_20_Link">Unsplash</text:a></text:p>
      <text:p text:style-name="P6"/>
      <text:p text:style-name="P7">Conversation Club:</text:p>
      <text:p text:style-name="P13">Photo by <text:a xlink:type="simple" xlink:href="https://unsplash.com/@iamdarosaa?utm_source=unsplash&amp;utm_medium=referral&amp;utm_content=creditCopyText" text:style-name="Internet_20_link" text:visited-style-name="Visited_20_Internet_20_Link">Jessica Da Rosa</text:a> on <text:a xlink:type="simple" xlink:href="../../../../s/photos/gathering-coffee%3Futm_source=unsplash&amp;utm_medium=referral&amp;utm_content=creditCopyText" text:style-name="Internet_20_link" text:visited-style-name="Visited_20_Internet_20_Link">Unsplash</text:a></text:p>
      <text:p text:style-name="P13"/>
      <text:p text:style-name="P8">Bowling:</text:p>
      <text:p text:style-name="P14">Photo by <text:a xlink:type="simple" xlink:href="https://unsplash.com/@brittaniburns?utm_source=unsplash&amp;utm_medium=referral&amp;utm_content=creditCopyText" text:style-name="Internet_20_link" text:visited-style-name="Visited_20_Internet_20_Link">Brittani Burns</text:a> on <text:a xlink:type="simple" xlink:href="../../../../../../../s/photos/bowling%3Futm_source=unsplash&amp;utm_medium=referral&amp;utm_content=creditCopyText" text:style-name="Internet_20_link" text:visited-style-name="Visited_20_Internet_20_Link">Unsplash</text:a></text:p>
      <text:p text:style-name="P11"/>
      <text:p text:style-name="P9"/>
      <text:p text:style-name="P16"><text:span text:style-name="T2">WHERE TO GO: </text:span></text:p>
      <text:p text:style-name="P15">Photo by <text:a xlink:type="simple" xlink:href="https://unsplash.com/@johnschno?utm_source=unsplash&amp;utm_medium=referral&amp;utm_content=creditCopyText" text:style-name="Internet_20_link" text:visited-style-name="Visited_20_Internet_20_Link">John Schnobrich</text:a> on <text:a xlink:type="simple" xlink:href="../../../../../../../s/photos/social%3Futm_source=unsplash&amp;utm_medium=referral&amp;utm_content=creditCopyText" text:style-name="Internet_20_link" text:visited-style-name="Visited_20_Internet_20_Link">Unsplash</text:a></text:p>
      <text:p text:style-name="P1"/>
      <text:p text:style-name="P17">QuienesSomos:</text:p>
      <text:p text:style-name="P18">Photo by <text:a xlink:type="simple" xlink:href="https://unsplash.com/@goian?utm_source=unsplash&amp;utm_medium=referral&amp;utm_content=creditCopyText" text:style-name="Internet_20_link" text:visited-style-name="Visited_20_Internet_20_Link">Ian Schneider</text:a> on <text:a xlink:type="simple" xlink:href="../../../../../../../s/photos/about-us%3Futm_source=unsplash&amp;utm_medium=referral&amp;utm_content=creditCopyText" text:style-name="Internet_20_link" text:visited-style-name="Visited_20_Internet_20_Link">Unsplash</text:a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6-17T10:19:45.591036513</meta:creation-date>
    <dc:date>2020-06-17T11:22:56.151604696</dc:date>
    <meta:editing-duration>PT44M4S</meta:editing-duration>
    <meta:editing-cycles>10</meta:editing-cycles>
    <meta:generator>LibreOffice/6.4.3.2$MacOSX_X86_64 LibreOffice_project/747b5d0ebf89f41c860ec2a39efd7cb15b54f2d8</meta:generator>
    <meta:document-statistic meta:table-count="0" meta:image-count="0" meta:object-count="0" meta:page-count="1" meta:paragraph-count="25" meta:word-count="102" meta:character-count="1166" meta:non-whitespace-character-count="1083"/>
  </office:meta>
</office:document-meta>
</file>